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is a quick course on the basics of electronics. The focus is to showcase how electronics could aid your research, whether this is to optimise time or a process, reduce costs, or finding more tailored solutions to a problem. This has been condensed into a single session, and is based upon a larger written document, if more depth is needed. I have got a couple of interactive questions for you though, before we start the content!</text:p>
      <text:p text:style-name="Standard">First of all, what are some of the main challenges in your work? This is just a quick interactive section, so we can hopefully tailor the conversation to what you need! Feel free to submit your answers onto the word wall with the link or QR code, which is fully anonymised.</text:p>
      <text:p text:style-name="Standard">The next question is one of what has limited you using electronics in the past, whether this has been time, the learning curve or something completely different!</text:p>
      <text:p text:style-name="Standard">We may have the question, why electronics? Use of electronics is integrated into more or less all parts of our lives, due to its ability to optimise processes and save time. With a large DIY community, it's a great time to get involved. There are a vast range of tools out there to help you out, including free simulation software, meaning you can take things step by step, in a safe way! There will be a followup session on using LabVIEW, a graphical programming language to interface with electronics.</text:p>
      <text:p text:style-name="Standard">V=IR, P=IV and P=ET could be seen as the base electronics equations. Voltage refers to the energy transferred, where current is a rate of transfer. We could think of it as a mail network, with voltage being the number of letters carried by a mail person, and current is the rate of deliveries. A drop off point has “resistance”, which is the ratio of letters they pick up from each mail person. Electronics is the transfer of electrical energy, often converting to heat through resistance, stored in electric potential with capacitors or magnetic potential with inductors.</text:p>
      <text:p text:style-name="Standard">AC stands for alternating current, and in its base form follows a sinusoidal curve for voltage magnitude, with the direction of current constantly varying. Voltage is typically given in RMS, which is its equivalent DC or fixed voltage. AC is widely used for power transmission due to ease of voltage conversion, important for long range electricity transmission.</text:p>
      <text:p text:style-name="Standard">DC stands for direct current, and is where the current has a constant direction, important for most semiconductors to function. This is likely what will be used most within sensor based or data measurement applications. An analogue signal can be simulated using a method called PWM.</text:p>
      <text:p text:style-name="Standard">Resistors are a key basic part, which have a specific resistance, causing a loss dependant on current and voltage (using knowledge of V=IR). They are particularly useful in situations where current needs to be limited or voltage reduced for a specific component. People are commonly taught the colour coding, which is mainly relevant for through hole resistors, but in most cases using a multimeter is probably easier, touched upon later.</text:p>
      <text:p text:style-name="Standard">Series circuits are ones which have components one after another, where the voltage is split between the components as a ratio of their resistance. The current of the series loop is based upon the overall circuit resistance and voltage (again V=IR). It is probably best to approach this through showing an example, to help to visualize it!</text:p>
      <text:p text:style-name="Standard">Parallel circuits are ones with multiple paths, so it can be thought of as multiple series paths. Where the path is split into subpaths, current is split based on their resistance. Voltage is the same along each breakaway path as it is at the point they split. Providing multiple paths for current to flow means that it will decrease the resistance, with the total resistance of parallel paths being less than the path of least resistance. This can be calculated with the equation shown. Again we will use the shown example, showcase these concepts better.</text:p>
      <text:p text:style-name="Standard">Potential dividers are a useful place to discuss now, as they are an application of series and parallel circuits. This is where two resistors are placed in series, with wires from the second resistor acting as an output, which is based on the ratio between the R2 and R1 resistance. This is quite widely used within sensing and measurement. The formula shown can be used, along with the example circuit, to calculate values for your application. We will do a quick example now!</text:p>
      <text:p text:style-name="Standard">A component which acts as a potential divider is a potentiometer, otherwise known as a variable resistor. It typically uses a dial, screw or similar to alter its output resistance. These are frequently used for volume or amplitude alteration.</text:p>
      <text:p text:style-name="Standard"><text:soft-page-break/>Capacitors are another key component, which stores energy in electric potential. These have charge and discharge curves which follow a natural log, which I will show you soon. They are frequently used to help to smooth voltages, such as preventing voltage spikes which could damage components, as well as in power electronics. Resistors are frequently used to limit the charging current of the capacitor. Capacitance have the unit of Farad, usually in micro units or lower.</text:p>
      <text:p text:style-name="Standard">Like stated, here are a couple of example diagrams for the charge and discharge curves of capacitors, due to a larger voltage difference between each capacitor “plate” causing a higher current to flow on charge. Like with resistors, there are a couple of equations you should be aware of, such as the total capacitance for series capacitors being lower, but their voltage adds. Where the capacitance adds when you use capacitors in parallel, the latter of which having less negatives.</text:p>
      <text:p text:style-name="Standard">Inductors are another passive energy storage component, this time storing energy in the magnetic field. These are most used within power electronics, especially voltage conversion or rectification. These again are usually in milli or micro Henry’s, and have the above two formulas for series and parallel inductors. Series inductors both have a larger voltage output potential, as well as inductance, where parallel inductors have a decreased total inductance, although should allow a higher current to flow.</text:p>
      <text:p text:style-name="Standard">Diodes are widely used, and are a basic semiconductor component. They are components which limit how current can flow in a circuit. Most general diodes restrict current flow to one direction, helpful to prevent unwanted current flow, such as a safety measure incase a user placed a battery in reverse into a product. You should consider that diodes have an inherent voltage drop, not ideal for low voltage circuits.</text:p>
      <text:p text:style-name="Standard">A couple of more complex diode examples include Schottky diodes and Zener diodes. Schottky diodes have a fast “switching” or altering speed, and a lower voltage drop, which makes them useful for lower voltage circuitry and power electronics. Zener diodes are diodes which will allow a reverse current flow after a certain threshold voltage is met. There are also DIACs and TRIACs which are suited for AC circuitry.</text:p>
      <text:p text:style-name="Standard">LED stands for Light Emitting Diode, and they are semiconducting material doped with atoms which cause them to emit certain wavelengths of light when induced by a voltage. These have voltage drops between around 1.2-3v, and higher if multiple LEDs are in series. Resistors are frequently used to ensure that the right voltage and current is provided to an LED, given by the shown formula. A datasheet, which we will discuss further later, can help you to find the voltage drop and current requirements of the LED.</text:p>
      <text:p text:style-name="Standard">Transformers are components that allow AC voltage and current conversion. They work through the fact that current carrying wire generates a magnetic field (the same principle that allows inductors to work). They can be thought of as two inductors couples through a single core, with the shown equation representing an idea transformer.</text:p>
      <text:p text:style-name="Standard">It is important to be aware of the concepts of both Analogue and Digital, starting with Analogue. Analogue refers to waves, with the fundamental characteristics of wavelength, frequency and magnitude. With these factors, they can represent a wide range of values, which can be particularly useful for applications such as sensing. It can be difficult to accurately measure, using conventional methods, but can theoretically represent a lot of data.</text:p>
      <text:p text:style-name="Standard">On the other hand, Digital refers to 1 or 0, on or off. Therefore, it follows a binary system. This is the main system used in processing, due to being easy to implement using boolean algebra and easier to read, even with losses in a system. This is since exacts don’t need to be dealt with, a range of similar voltages could represent 1 and a range could theoretically represent 0.</text:p>
      <text:p text:style-name="Standard">There are a range of mechanical switches, most of which allow a user to interact with electronics. This includes buttons, slide switches, rotary switches and more. Relays could be thought of as a mechanical switch, which uses an electromagnet to open or close a switch, acting like a transistor but for AC applications, which we will discuss next!</text:p>
      <text:p text:style-name="Standard">Transistors can be thought of as a digital switch, and has what has led to the field of digital electronics. Millions of these are used internally in a microcontroller, with discrete transistors mainly being used for power electronics. They usually have an externally triggered gate, to allow <text:soft-page-break/>current to flow. These could be thought of like a valve or tap. A couple of the main types of transistor are BJTs and MOSFETs. BJTs have a current controlled gate, where MOSFETs are voltage controlled. BJTs tend to be the easier of the two to implement, although can have higher losses, so over time MOSFETs are being used for more applications.</text:p>
      <text:p text:style-name="Standard">There are a range of other transistor types. An example is Darlington Transistors, often used for audio amplifiers, which use two BJTs for higher levels of amplification. Other types include IGBTs, which are typically used for high power applications. Transistors come in a range of footprints, and have many different factors that need to be considered to pick the right one for a certain application. Some of which wil need external parts to use/ drive them properly.</text:p>
      <text:p text:style-name="Standard">Sensors are likely to be something you do more than some other areas. Most sensors use either resistance, capacitance or inductance to take measurements, which can then be read through either digital or analogue means. There are a range of sensor types, from temperature measurement, to air particulate sensors to movement sensors. Digital ones will have their own internal circuitry or processing to interface with.</text:p>
      <text:p text:style-name="Standard">Optoisolators are also known as optocouplers, and allow reading of one circuit with another, while they are both kept electrically isolated. This is because it uses light through an LED to transfer the electrical signals. This makes it useful for measuring sensitive or AC circuits. An LED and Phototransistor are commonly used internally, although photo diodes can also be present instead of a Phototransistor.</text:p>
      <text:p text:style-name="Standard">You need to understand how circuits are going to be powered, whether this is through the use of batteries, sustainable sources such as solar or wired from mains or from external supplies.</text:p>
      <text:p text:style-name="Standard">We have so far gone through making the assumption that components are ideal, which is where components have no losses other than what is a key parameter of the component. Where in reality, components are non-ideal, with internal resistance, capacitance and inductance. These unwanted factors are often known as parasitics, which are frequently a problem or an important consideration in high speed circuitry. A simple example could be a battery, which will have an ESR value, which is its equivalent resistance, meaning that a battery will have a voltage drop, and a power loss which will increase as more power is supplied from it. On the AC side, we have the term impedance, which is the effective resistance of an AC circuit, being a combination of resistance and reactance, where reactance is caused by inductance and capacitance.</text:p>
      <text:p text:style-name="Standard">We will quickly touch upon power conversion, which is circuitry used to convert voltages and currents. These can typically be split into active and linear converters. Linear converters act as a variable resistor, transferring the unwanted voltage to heat, so can have high losses. An active converter on the other hand uses a few components such as transistors, capacitors, inductors and diodes, along with control circuitry to typically do this more efficiently. Power conversion can be DC-DC, DC-AC, AC-DC and AC-AC, some of which is where rectification and transformers come in.</text:p>
      <text:p text:style-name="Standard">Communication Protocols are set standards and rules which a device will follow to transfer information. There are a range of protocols, each of which suited for different use cases, with their own pros and cons. Firstly its useful to be aware of some terminology. Serial communication refers to communication where only a single data line is used in a given direction, where parallel communication uses multiple data lines in a given direction. Inter system protocols are ones which are for communication between devices, where intra system communication is for communication between components in a system or device.</text:p>
      <text:p text:style-name="Standard">I will now quickly describe a few of the main protocols you may come across to in your research. Firstly, likely the most famous is USB, which is high speed and simple to implement, although requires drivers and a pretty powerful controller. Data is sent serially in each direction. UART isn’t a protocol itself, but is circuitry which converts parallel to serial, with two UARTs communicating with each other, to allow a serial cable to transfer data. RS232 is a protocol regularly used for data acquisition as well as modems, and can utilise a computer's serial port. Then there is SPI which is a protocol using a single controller and multiple responders, which is relatively fast but doesn’t scale the best.</text:p>
      <text:p text:style-name="Standard"><text:soft-page-break/>We then have ModBus, a protocol which is widely used within industry, specifically intended for Programmable Logic Controllers. I2C is quite similar to SPI, but uses a shared data line and a shared clock line, which means that it is somewhat slower, but scales better. Linked with this, I3C is a new protocol looking to get some of the benefits from both I2C and SPI, while having backwards I2C compatibility. The last wired protocol I will mention is CAN, which is a protocol meant for communication between a network of linked devices, frequently used in industry and in automotives. It is known to be quick and robust, but complex.</text:p>
      <text:p text:style-name="Standard">We will quickly touch upon wireless protocols, useful for taking remote measurements. Wi-Fi is very common, and is a family of protocols for local area networking. Bluetooth is a protocol meant for short range communication between a fixed and mobile device. ZigBee is a newer protocol, meant for devices to create their own local network. LoRa stands for Long Range, and is a lower speed protocol which utilises unlicensed radio bands to allow for long range communication. GPRS is the mobile standard used for both 2G and 3G networks.</text:p>
      <text:p text:style-name="Standard">IC stands for Integrated Circuit and is a component which does a set function, typically made of many transistors along with other components such as internal opamps. These are useful as a way to reduce circuit complexity, power consumption, costs and size over using passives. Usually they require a few external components, which a datasheet would often reference in an example design.</text:p>
      <text:p text:style-name="Standard">Microcontrollers are very important, as they allow the processing necessary for interfacing with components. You can think of them as a basic computer on a chip, being low power processing units which have built in memory, as well as other features. They can be found from a range of suppliers, in different architectures and with different levels of performance. An Arduino is an example of a board which focuses upon a microcontroller, offering an easier way to use it along with other components.</text:p>
      <text:p text:style-name="Standard">Amplifiers are quite regularly used, you can think of them as analogue electronics, dealing with altering voltages. The most common amplifiers are built from OpAmps (Operational Amplifiers), which are used in different configurations to allow for a range of levels of amplification. A basic OpAmp configuration isn’t an Amplifier itself, but is useful alongside them. This is known as a Voltage Follower. It has very high impedance/ resistance at the input, and low at the output, meaning that resistive elements on the output side, shouldn’t affect the read voltage, useful for use with sensor reading.</text:p>
      <text:p text:style-name="Standard">We will now quickly touch on other Op-Amp configurations. A Non-Inverting Op-Amp is used to amplify a signal in the same voltage direction, where an Inverting Op-Amp also can amplify a voltage signal but in the negative direction. A differential amplifier will output a voltage which is a multiple of the difference between two input voltages. Then similarly, a summing amplifier will output a voltage which is a multiple of two voltages added together.</text:p>
      <text:p text:style-name="Standard">Following on from what could have been considered as analogue logic, we come onto Boolean Logic, which works for Digital Electronics. Boolean Logic is based off of Boolean Algebra, which is a branch of maths which only uses true or false as variables (a voltage signal or not in electronics). It is centered around a few main operations, such as And, Or and Not, along with several sub-operators. Gates are what allows these functions to happen, having an output affected by input/s. These would be made out of transistors. I will quickly go through some of the main gates and what they do. AND gates are those which will output true only when both inputs are true. OR gates will output true when either or both of the inputs are true. A NOT gate has an output the reverse of its input. There are other gates such as XOR gates, which has a true output when only one input is true. Most other gates are simple combinations of these.</text:p>
      <text:p text:style-name="Standard">We use truth tables to represent the inputs against outputs, with 0 representing false, and 1 true.</text:p>
      <text:p text:style-name="Standard">As stated, you can get gates which are simple combinations of others, such as NAND and NOR, I thought it is quickly worth mentioning these, since they are the gates that tend to be used in processors, due to being relatively simple to make from transistors, and their ability to represent other gates. A couple of important gate configurations allow for memory storage, these being latches, otherwise known as flipflops, which will hold a value based on a certain input, and otherwise base its output from its other input.</text:p>
      <text:p text:style-name="Standard"><text:soft-page-break/>Multimeters are likely to be one of the most used bits of equipment, due to their versatility, and ability to save time. They typically measure current, voltage and resistance, and sometimes have extra features such as being able to measure BJT Transistor Amplification or Capacitance. There are usually scales, which may need to be switched between, to get the scale which is of closest magnitude to what is being measured, to get the highest resolution measurement. The continuity tester function is particularly useful, as it will buzz or light an LED if there is connection or continuity between two points, useful for checking if components are connected correctly after soldering, or to check for faults, or bridged components.</text:p>
      <text:p text:style-name="Standard">Soldering is a step that is usually required after going past the breadboard or early prototype stages. It is the process of heating and melting metal to connect other metals. Soldering allows for a considerably improved electrical, mechanical and thermal connection. The solder itself can be found both in wire and paste form, which have low melting points. It is likely solder wire will tend to be used, with solder paste mainly used for soldering with a soldering oven rather than an iron by hand.</text:p>
      <text:p text:style-name="Standard">When soldering with a soldering iron and wire, both the pad of the board and pad/leg of the component should be touched, separately by both the iron and the solder, to make a connection which flows well between the part and board. Once this solid connection has been made, move both the solder and iron away, as too much heat can damage components. Keep in mind that soldering takes plenty of time and practice to get good at, so you should do sufficient practice before attempting something important. Even then, mistakes can happen, so having plenty of spare parts is important, especially small passives which are very cheap and can be easy to lose.</text:p>
      <text:p text:style-name="Standard">When it comes to circuit design, breadboards are often thought of as the first step. They allow very easy connection of through hole components, through the use of rows of interconnected pins, which allow a vast range of circuits to be made. You need to keep in mind that they don’t make the most stable circuits, especially not high speed ones, so should be reserved for prototyping.</text:p>
      <text:p text:style-name="Standard">We have mostly talked about components individually, but they will be used together in circuits, so having a basic understanding of the circuit design process is important. There isn’t just one way to go about it, but this is a fairly solid example. It is important to first consider what your requirements are, firstly focusing upon what is the minimum which is required for a circuit. You will need to consider what restrictions there are too, such as how you can power it, what environment its used in, the maximum budget you have, and whether parts can be sourced, just to name a few. You should remember that there are so many variables at play, so there is no perfect circuit. A good circuit that gets finished is always better than a perfect one that doesn’t. When putting time into elements, you should consider is this actually going to positively impact the final product, or would the product require this level of thought? When starting out, I would recommend writing a list of what factors you need to consider, splitting these into nice to haves and what is necessary, to help guide the design process. It is also worth looking at what designs already exist, especially open source designs or modules you can use.</text:p>
      <text:p text:style-name="Standard">It is very important to do things safely with Electronics, so we will quickly cover some of the main safety concerns, keeping in mind that this is not a definitive list. Something important to remember is that anything has a resistance, including the body (which its resistance can vary depending on humidity). Therefore the higher the voltage, the higher the current that could pass through, which has the potential to do harm. Therefore you should always take precautions, staying clear of high voltages. The practical side of this course focuses on lower voltage circuitry, so there should be lower risks, although safe practice should still be followed. It is always important to pay close attention to component ratings, considering these as absolute max values, and adding a safety margin or buffer. This margin will mean that failure of one component shouldn’t as easily cause a domino effect, and accounts for the effects of tolerance across a range of components. Tolerance is the amount that a part can vary from its listed value, typically somewhere between 1-20%, but usually on the lower end of this. You should remember that all components have losses, including wire, so picking a wire gauge that can take the current needed is important. These losses will cause a voltage drop, which can cause issues with circuit functionality, again a safety buffer should help to <text:soft-page-break/>reduce this. Static electricity buildup can also damage components, which grounding yourself (touching metal connected to ground) before handling electronics, should help prevent. Soldering has a range of hazards associated with it, which it is important to try and avoid. Steps include soldering in a well ventilated space, keeping your body from heated areas, and using lead free solder if possible. Linked with ventilation, fume extraction is pretty important, due to the risks that the fumes can have, even with lead free solder. You should keep in mind that some components are dangerous regardless of whether they are actively being powered. Components such as capacitors can hold a charge long after receiving power, which can be quite dangerous if accidentally shorted. Discharge resistors can be used in parallel with them to discharge them after use. Linked with this, you want to ensure not to short components, which can cause vast heat up or cause components to break.</text:p>
      <text:p text:style-name="Standard">It seemed worthwhile to add in a couple of slides on some handy information related to electronics. Footprints are the size and physical style of components. Components can come in a range of footprints, some are fairly standardised, others more niche, also with crossovers between different components. This needs to be considered when looking at the feasibility or viability when designing or repairing circuitry. Next I will touch upon CAD and Material Design. With the continued development of 3D printers, Laser Cutters and CNC Millers, along with related services, it has become a lot more viable to do fast and cheaper enclosure prototyping. It is also worth considering that there are a range of commercially available electronics enclosures, suitable for different environments, at relatively low cost.</text:p>
      <text:p text:style-name="Standard">A couple of other important considerations are supply chain and environmental considerations. Supply chain is an area that in the past would likely not be covered in an introductory session, but with the mass parts shortages we have seen, it is now a pretty key consideration from early on in the design process. The shortages are mainly affecting semiconductor based components, making it key to check stock before going into the design phase. Sometimes design of a circuit using more discrete components, or less niche components may be required. Now onto environmental considerations. This is both looking at the effect that the product has on the environment, and ensuring that the device is suited for an environment it is used in. You should always aim to use RoHS compliant components, which are required for commercial products, and should be most components now. Use of a modular system or using modules means that parts should be easier to replace for an end user, decreasing its negative environmental impact, over replacing a whole unit. You should ensure to consider cooling, and environment protective elements such as waterproofing into enclosure design, as thermal ratings will be based on certain ambient conditions, not any condition.</text:p>
      <text:p text:style-name="Standard">Now we have quickly discussed about a range of components, there is the task of actually being able to find the one you are looking for. It is important to ensure that a part is viable for a design, such as from its max specifications, whether it is a suitable size to solder, and in the case of repair, matches what is already used. It is a job of knowing what to search and using the right filters. It is okay not to understand all the filters for a given part, you should focus on the ones you do understand. Although searching up a type of part, along with “datasheet meaning”, often provides a reference document which will explain what different characteristics mean. Digi-Key is a good option for initial part searching, as it has quite a good search engine. Given that one page is certainly not enough, if you do need help to find parts, there is a section on it in the larger document, which goes through steps that could be taken for several example parts.</text:p>
      <text:p text:style-name="Standard">Going off filters or parameters alone usually isn’t enough, particularly for integrated circuits. Therefore being able to understand or at least find what you need in a datasheet is important. You should consider that datasheets aren’t standardised, so there should be a focus on finding what you need quick, which will come with experience. As you start to read more, you will see similarities between datasheets. Frequent sections include example circuits, feature description, internal diagrams, pinouts, footprint information and maximum ratings. Have a quick look at this example, which is a part quite commonly used in WACL, and is a concise datasheet which contains most of the common and useful sections.</text:p>
      <text:p text:style-name="Standard"><text:soft-page-break/>That is the main content of this presentation, if you do need any more information, feel free to check out the larger document. We will now just do a quick interactive quiz, just to act as a discussion point and to test your knowled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1T14:17:34.277704925</meta:creation-date>
    <dc:date>2022-08-11T14:53:54.532595667</dc:date>
    <meta:editing-duration>PT16M</meta:editing-duration>
    <meta:editing-cycles>1</meta:editing-cycles>
    <meta:document-statistic meta:table-count="0" meta:image-count="0" meta:object-count="0" meta:page-count="7" meta:paragraph-count="51" meta:word-count="4716" meta:character-count="28322" meta:non-whitespace-character-count="23657"/>
    <meta:generator>LibreOffice/7.3.5.2$Linux_X86_64 LibreOffice_project/30$Build-2</meta:generator>
  </office:meta>
</office:document-meta>
</file>